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8954a"/>
    </style:style>
    <style:style style:name="T9" style:family="text">
      <style:text-properties officeooo:rsid="0014e977"/>
    </style:style>
    <style:style style:name="T10" style:family="text">
      <style:text-properties officeooo:rsid="001609a2"/>
    </style:style>
    <style:style style:name="T11" style:family="text">
      <style:text-properties officeooo:rsid="00175da0"/>
    </style:style>
    <style:style style:name="T12" style:family="text">
      <style:text-properties officeooo:rsid="001895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История версий <text:span text:style-name="T1">EVO-DOS</text:span></text:p>
      <text:p text:style-name="P10"/>
      <text:p text:style-name="P8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5"><text:span text:style-name="T9">- устранена ошибка установки адреса запуска команды </text:span><text:span text:style-name="T2">LOAD “filename” CODE </text:span><text:span text:style-name="T9">адрес запуска.</text:span></text:p>
      <text:p text:style-name="P5"><text:span text:style-name="T9">- добавлен байты </text:span><text:span text:style-name="T2">#DB, #1F, #C9 </text:span><text:span text:style-name="T9">по адресу </text:span><text:span text:style-name="T2">#3C30 </text:span><text:span text:style-name="T9">для запуска не адаптированного </text:span><text:span text:style-name="T2">Honey Commander </text:span><text:span text:style-name="T3">4.00</text:span><text:span text:style-name="T2">.</text:span></text:p>
      <text:p text:style-name="P6"><text:span text:style-name="T11">- добавлена команды .</text:span><text:span text:style-name="T4">help </text:span><text:span text:style-name="T11">для просмотра списка доступных дополнительных команд.</text:span></text:p>
      <text:p text:style-name="P6"><text:span text:style-name="T11">- добавлена команда .</text:span><text:span text:style-name="T4">clrcmos </text:span><text:span text:style-name="T11">для сброса содержимого ячеек (не всех ячеек) необходимых для работы <text:s/></text:span><text:span text:style-name="T4">EVO reset service, EVO DOS </text:span><text:span text:style-name="T11">и </text:span><text:span text:style-name="T4">RST 8 </text:span><text:span text:style-name="T11">вызовов.</text:span></text:p>
      <text:p text:style-name="P12"><text:span text:style-name="T12">- </text:span><text:span text:style-name="T8">исправлена ошибка форматирования рамдиска если ранее был загружен </text:span><text:span text:style-name="T12">FDI </text:span><text:span text:style-name="T8">образ </text:span><text:span text:style-name="T12">IS-DOS</text:span><text:span text:style-name="T8">.</text:span></text:p>
      <text:p text:style-name="P7"/>
      <text:p text:style-name="P3"><text:span text:style-name="T9">27</text:span>.0<text:span text:style-name="T9">5</text:span>.2012 Версия 0.3 Добавления</text:p>
      <text:p text:style-name="P3">- добавлено несколько новых команд для работы с <text:span text:style-name="T1">FAT.</text:span></text:p>
      <text:p text:style-name="P3">- добавлена возможность монтировать/демонтировать <text:span text:style-name="T1">TRD </text:span>образа из командной строки.</text:p>
      <text:p text:style-name="P3">- сделана возможность прямого вызова функций <text:span text:style-name="T1">RST 8</text:span>.</text:p>
      <text:p text:style-name="P1"/>
      <text:p text:style-name="P1">01.01.2012 <text:span text:style-name="T7">Версия 0.29а Исправления.</text:span></text:p>
      <text:p text:style-name="P1"><text:span text:style-name="T7">- исправлена ошибка переформатирования рамдиска при входе в </text:span>DOS <text:span text:style-name="T7">через </text:span>Basic 48,<text:span text:style-name="T7"> когда стек установлен ниже </text:span>32768.</text:p>
      <text:p text:style-name="P3"/>
      <text:p text:style-name="P3">04.12.2011 Версия 0.29 Добавления.</text:p>
      <text:p text:style-name="P3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3">- устранена ошибка форматирования рамдиска после включения или повреждения.</text:p>
      <text:p text:style-name="P3"/>
      <text:p text:style-name="P3">09.10.2011Версия 0.28 Исправления.</text:p>
      <text:p text:style-name="P1"><text:span text:style-name="T7">- исправлена ошибка из-за которой не работали программы использующие доступ к портам ВГ93 через адрес </text:span>0x3D2F <text:span text:style-name="T7">с реальной дискетой</text:span>.</text:p>
      <text:p text:style-name="P3"/>
      <text:p text:style-name="P1"><text:span text:style-name="T7">29.09.2011</text:span> <text:span text:style-name="T7">Версия 0.27 Исправления.</text:span></text:p>
      <text:p text:style-name="P1"><text:span text:style-name="T7">- исправлена ошибка команды </text:span>«Merge» <text:span text:style-name="T7">из-за которой портилось содержимое подгруженного файла.</text:span></text:p>
      <text:p text:style-name="P1"><text:span text:style-name="T7">- исправлена не очистка буфера введенных команд при возврате в </text:span>Basic <text:span text:style-name="T7">по команде </text:span>«Return» <text:span text:style-name="T7">из-за чего вместо сообщения «</text:span>OK<text:span text:style-name="T7">» выдавалась ошибка.</text:span></text:p>
      <text:p text:style-name="P1"><text:span text:style-name="T7">- исправлена ошибка команды </text:span>«RUN “filename” CODE».</text:p>
      <text:p text:style-name="P1">- <text:span text:style-name="T7">исправлена ошибка повторных входов в </text:span>DOS <text:span text:style-name="T7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7">03.2011 Версия 0.25 Исправление.</text:span></text:p>
      <text:p text:style-name="P1"><text:span text:style-name="T7">- поправил перехват </text:span>LDIR, <text:span text:style-name="T7">заработал </text:span>Honey Commander.</text:p>
      <text:p text:style-name="P1"/>
      <text:p text:style-name="P1">17.03.2011 <text:span text:style-name="T7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7">- переделан перехват записи в порт </text:span>#FF, <text:span text:style-name="T7">освобожден рестарт </text:span>RST #30.</text:p>
      <text:p text:style-name="P1"/>
      <text:p text:style-name="P1">28.02.2011 <text:span text:style-name="T7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7">Версия 0.22 Исправление ошибок.</text:span></text:p>
      <text:p text:style-name="P3"><text:soft-page-break/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7">Версия 0.21 Исправление ошибок.</text:span></text:p>
      <text:p text:style-name="P1"><text:span text:style-name="T7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7">исправлен выход из вызова </text:span>#3D13 <text:span text:style-name="T7">с разрешенными прерываниями при работе с рамдиском.</text:span></text:p>
      <text:p text:style-name="P1"><text:span text:style-name="T7">- переделано чтение порта </text:span>#1F <text:span text:style-name="T7">для рамдиска.</text:span></text:p>
      <text:p text:style-name="P3"/>
      <text:p text:style-name="P1"><text:span text:style-name="T7">07</text:span>.<text:span text:style-name="T7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7">- переделан выход из перехвата обращений к портам </text:span>ВГ93,<text:span text:style-name="T7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7">01.2011 Версия 0.19 Исправление ошибки.</text:span></text:p>
      <text:p text:style-name="P1"><text:span text:style-name="T7">- устранил последствия устранения ошибки подпрограмме </text:span>#3E44 (SEEK), <text:span text:style-name="T7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7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7">Версия 0.14 Продолжение переделок.</text:span></text:p>
      <text:p text:style-name="P3"><text:soft-page-break/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7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7">24</text:span>.11.2010 <text:span text:style-name="T7">Версия 0.12. Исправление ошибок.</text:span></text:p>
      <text:p text:style-name="P1">- <text:span text:style-name="T7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7">большая ревизия сорцов, за основу взят какой-то </text:span>TR-DOS 5.03<text:span text:style-name="T7">;</text:span></text:p>
      <text:p text:style-name="P1"><text:span text:style-name="T7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00:13:41.54</dc:date>
    <meta:editing-duration>P9DT23H9M47S</meta:editing-duration>
    <meta:editing-cycles>79</meta:editing-cycles>
    <meta:generator>LibreOffice/3.6$Windows_x86 LibreOffice_project/58f22d5-270d05a-e2abed1-ea17a85-9b5702</meta:generator>
    <meta:document-statistic meta:table-count="0" meta:image-count="0" meta:object-count="0" meta:page-count="3" meta:paragraph-count="94" meta:word-count="1231" meta:character-count="8824" meta:non-whitespace-character-count="7683"/>
  </office:meta>
</office:document-meta>
</file>